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35cm" fo:min-width="2.1cm"/>
      <style:paragraph-properties style:writing-mode="lr-tb"/>
    </style:style>
    <style:style style:name="gr3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46cm" fo:min-width="0cm"/>
      <style:paragraph-properties style:writing-mode="lr-tb"/>
    </style:style>
    <style:style style:name="gr4" style:family="graphic" style:parent-style-name="objectwithoutfill">
      <style:graphic-properties svg:stroke-width="0.1cm" draw:marker-start-width="0.35cm" draw:marker-end="Arrow" draw:marker-end-width="0.35cm" draw:fill="solid" draw:textarea-vertical-align="middle" fo:padding-top="0.075cm" fo:padding-bottom="0.075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1.55cm" fo:min-width="2.5cm"/>
      <style:paragraph-properties style:writing-mode="lr-tb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35cm" fo:min-width="2.5cm"/>
      <style:paragraph-properties style:writing-mode="lr-tb"/>
    </style:style>
    <style:style style:name="gr8" style:family="graphic" style:parent-style-name="standard">
      <style:graphic-properties svg:stroke-color="#000000" draw:fill="none" draw:fill-color="#dddddd" draw:textarea-horizontal-align="justify" draw:textarea-vertical-align="middle" draw:auto-grow-height="false" fo:min-height="0.812cm" fo:min-width="0.632cm"/>
      <style:paragraph-properties style:writing-mode="lr-tb"/>
    </style:style>
    <style:style style:name="gr9" style:family="graphic" style:parent-style-name="objectwithoutfill">
      <style:graphic-properties draw:stroke="solid" draw:stroke-dash="Long_20_Dash" svg:stroke-width="0cm" draw:marker-start="Symmetric_20_Arrow" draw:marker-start-width="0.2cm" draw:marker-end="" draw:marker-end-width="0.1cm" draw:fill="solid" draw:textarea-vertical-align="middle" fo:padding-top="0.025cm" fo:padding-bottom="0.025cm" fo:padding-left="0.15cm" fo:padding-right="0.1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11" style:family="graphic" style:parent-style-name="standard">
      <style:graphic-properties svg:stroke-color="#000000" draw:fill="solid" draw:fill-color="#ffdbb6" draw:textarea-horizontal-align="justify" draw:textarea-vertical-align="middle" draw:auto-grow-height="false" fo:min-height="0.812cm" fo:min-width="0.632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eeeee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ffdbb6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="none" draw:fill-color="#dddddd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solid" draw:fill-color="#ffdbb6"/>
      <style:paragraph-properties fo:text-align="center"/>
      <style:text-properties fo:font-size="9pt" style:font-size-asian="9pt" style:font-size-complex="9pt"/>
    </style:style>
    <style:style style:name="P14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0.962cm" svg:x="6.9cm" svg:y="7.8cm">
          <draw:text-box>
            <text:p/>
          </draw:text-box>
        </draw:frame>
        <draw:custom-shape draw:style-name="gr2" draw:text-style-name="P3" draw:layer="layout" svg:width="2.6cm" svg:height="1.6cm" svg:x="1.8cm" svg:y="3.4cm">
          <text:p text:style-name="P2"><text:span text:style-name="T1">Resource </text:span></text:p>
          <text:p text:style-name="P2"><text:span text:style-name="T1">Model</text:span></text:p>
          <text:p text:style-name="P2"><text:span text:style-name="T2">(animals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6cm" svg:x="7cm" svg:y="3.4cm">
          <text:p text:style-name="P2"><text:span text:style-name="T1">Observation </text:span></text:p>
          <text:p text:style-name="P2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6cm" svg:height="1.6cm" svg:x="7cm" svg:y="6.7cm">
          <text:p text:style-name="P2"><text:span text:style-name="T1">Manager </text:span></text:p>
          <text:p text:style-name="P2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.6cm" svg:x="1.8cm" svg:y="6.7cm">
          <text:p text:style-name="P2"><text:span text:style-name="T1">User model</text:span></text:p>
          <text:p text:style-name="P2"><text:span text:style-name="T2">(farmers)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cm" svg:height="0.7cm" svg:x="1.4cm" svg:y="2.9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9.3cm" svg:y="2.9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9.3cm" svg:y="6.3cm">
          <text:p text:style-name="P4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1.4cm" svg:y="6.3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4.7cm" svg:y1="4.2cm" svg:x2="6.8cm" svg:y2="4.2cm">
          <text:p/>
        </draw:line>
        <draw:line draw:style-name="gr4" draw:text-style-name="P6" draw:layer="layout" svg:x1="8.3cm" svg:y1="5.2cm" svg:x2="8.3cm" svg:y2="6.5cm">
          <text:p/>
        </draw:line>
        <draw:line draw:style-name="gr4" draw:text-style-name="P6" draw:layer="layout" svg:x1="6.7cm" svg:y1="7.5cm" svg:x2="4.6cm" svg:y2="7.5cm">
          <text:p/>
        </draw:line>
        <draw:frame draw:style-name="gr5" draw:text-style-name="P7" draw:layer="layout" svg:width="2.136cm" svg:height="0.645cm" svg:x="4.664cm" svg:y="4.4cm">
          <draw:text-box>
            <text:p><text:span text:style-name="T4">Monitoring</text:span></text:p>
          </draw:text-box>
        </draw:frame>
        <draw:frame draw:style-name="gr5" draw:text-style-name="P7" draw:layer="layout" svg:width="2.026cm" svg:height="0.645cm" svg:x="8.4cm" svg:y="5.1cm">
          <draw:text-box>
            <text:p><text:span text:style-name="T4">Indicators</text:span></text:p>
          </draw:text-box>
        </draw:frame>
        <draw:frame draw:style-name="gr5" draw:text-style-name="P7" draw:layer="layout" svg:width="1.438cm" svg:height="0.645cm" svg:x="5cm" svg:y="7.655cm">
          <draw:text-box>
            <text:p><text:span text:style-name="T4">Policy</text:span></text:p>
          </draw:text-box>
        </draw:frame>
        <draw:line draw:style-name="gr4" draw:text-style-name="P6" draw:layer="layout" svg:x1="3cm" svg:y1="6.5cm" svg:x2="3cm" svg:y2="5.2cm">
          <text:p/>
        </draw:line>
        <draw:frame draw:style-name="gr5" draw:text-style-name="P7" draw:layer="layout" svg:width="1.653cm" svg:height="0.645cm" svg:x="1.3cm" svg:y="5.5cm">
          <draw:text-box>
            <text:p><text:span text:style-name="T4">Actions</text:span></text:p>
          </draw:text-box>
        </draw:frame>
        <draw:frame draw:style-name="gr5" draw:text-style-name="P8" draw:layer="layout" svg:width="1.018cm" svg:height="0.725cm" svg:x="1.095cm" svg:y="1.575cm">
          <draw:text-box>
            <text:p><text:span text:style-name="T1">(a)</text:span></text:p>
          </draw:text-box>
        </draw:frame>
        <draw:custom-shape draw:style-name="gr6" draw:text-style-name="P9" draw:layer="layout" svg:width="3cm" svg:height="1.8cm" svg:x="12.8cm" svg:y="3.313cm">
          <text:p text:style-name="P2"><text:span text:style-name="T5">Player</text:span></text:p>
          <text:p text:style-name="P2"><text:span text:style-name="T4">(as the manager)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cm" svg:y1="4.3cm" svg:x2="18.1cm" svg:y2="4.3cm">
          <text:p/>
        </draw:line>
        <draw:custom-shape draw:style-name="gr2" draw:text-style-name="P3" draw:layer="layout" svg:width="2.6cm" svg:height="1.6cm" svg:x="18.148cm" svg:y="3.4cm">
          <text:p text:style-name="P2"><text:span text:style-name="T1">User model</text:span></text:p>
          <text:p text:style-name="P2"><text:span text:style-name="T2">(farmers)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6cm" svg:y1="5.2cm" svg:x2="19.6cm" svg:y2="6.5cm">
          <text:p/>
        </draw:line>
        <draw:custom-shape draw:style-name="gr2" draw:text-style-name="P3" draw:layer="layout" svg:width="2.6cm" svg:height="1.6cm" svg:x="18.2cm" svg:y="6.7cm">
          <text:p text:style-name="P2"><text:span text:style-name="T1">Resource </text:span></text:p>
          <text:p text:style-name="P2"><text:span text:style-name="T1">Model</text:span></text:p>
          <text:p text:style-name="P2"><text:span text:style-name="T2">(animals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cm" svg:height="1.6cm" svg:x="12.8cm" svg:y="6.7cm">
          <text:p text:style-name="P2"><text:span text:style-name="T1">Observation </text:span></text:p>
          <text:p text:style-name="P2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4.2cm" svg:y1="6.5cm" svg:x2="14.2cm" svg:y2="5.2cm">
          <text:p/>
        </draw:line>
        <draw:line draw:style-name="gr4" draw:text-style-name="P6" draw:layer="layout" svg:x1="18cm" svg:y1="7.5cm" svg:x2="15.9cm" svg:y2="7.5cm">
          <text:p/>
        </draw:line>
        <draw:custom-shape draw:style-name="gr3" draw:text-style-name="P5" draw:layer="layout" svg:width="0.7cm" svg:height="0.7cm" svg:x="12.5cm" svg:y="2.9cm">
          <text:p text:style-name="P4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1.6cm" svg:height="1.5cm" svg:x="4.9cm" svg:y="5.1cm">
          <text:p text:style-name="P10"><text:span text:style-name="T6">Genetic </text:span></text:p>
          <text:p text:style-name="P10"><text:span text:style-name="T6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5.7cm" svg:y1="7.3cm" svg:x2="5.7cm" svg:y2="6.6cm">
          <text:p/>
        </draw:line>
        <draw:custom-shape draw:style-name="gr3" draw:text-style-name="P5" draw:layer="layout" svg:width="0.7cm" svg:height="0.7cm" svg:x="20.4cm" svg:y="3cm">
          <text:p text:style-name="P4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cm" svg:height="0.7cm" svg:x="20.4cm" svg:y="6.3cm">
          <text:p text:style-name="P4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2.136cm" svg:height="0.645cm" svg:x="15.9cm" svg:y="7.755cm">
          <draw:text-box>
            <text:p><text:span text:style-name="T4">Monitoring</text:span></text:p>
          </draw:text-box>
        </draw:frame>
        <draw:frame draw:style-name="gr10" draw:text-style-name="P12" draw:layer="layout" svg:width="1.7cm" svg:height="0.645cm" svg:x="19.8cm" svg:y="5.5cm">
          <draw:text-box>
            <text:p text:style-name="P4"><text:span text:style-name="T4">Actions</text:span></text:p>
          </draw:text-box>
        </draw:frame>
        <draw:line draw:style-name="gr9" draw:text-style-name="P6" draw:layer="layout" svg:x1="3.3cm" svg:y1="6cm" svg:x2="4.9cm" svg:y2="6cm">
          <text:p/>
        </draw:line>
        <draw:custom-shape draw:style-name="gr8" draw:text-style-name="P11" draw:layer="layout" svg:width="1.6cm" svg:height="1.5cm" svg:x="17.1cm" svg:y="5.1cm">
          <text:p text:style-name="P10"><text:span text:style-name="T6">Genetic </text:span></text:p>
          <text:p text:style-name="P10"><text:span text:style-name="T6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3" draw:layer="layout" svg:width="1.6cm" svg:height="1.5cm" svg:x="15.4cm" svg:y="5.113cm">
          <text:p text:style-name="P10"><text:span text:style-name="T6">Player</text:span></text:p>
          <text:p text:style-name="P10"><text:span text:style-name="T6">ac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9.4cm" svg:y1="5.8cm" svg:x2="18.7cm" svg:y2="5.8cm">
          <text:p/>
        </draw:line>
        <draw:line draw:style-name="gr9" draw:text-style-name="P6" draw:layer="layout" svg:x1="16.3cm" svg:y1="4.4cm" svg:x2="16.3cm" svg:y2="5.113cm">
          <text:p/>
        </draw:line>
        <draw:custom-shape draw:style-name="gr3" draw:text-style-name="P5" draw:layer="layout" svg:width="0.7cm" svg:height="0.7cm" svg:x="12.5cm" svg:y="6.3cm">
          <text:p text:style-name="P4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1.018cm" svg:height="0.725cm" svg:x="12.1cm" svg:y="1.575cm">
          <draw:text-box>
            <text:p><text:span text:style-name="T1">(b)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2cm" svg:stroke-color="#000000" draw:marker-start-width="0.5cm" draw:marker-end="Symmetric_20_Arrow" draw:marker-end-width="0.5cm" svg:stroke-linecap="round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roen Minderman</meta:initial-creator>
    <meta:creation-date>2021-08-26T13:34:13.484018457</meta:creation-date>
    <dc:date>2021-08-26T15:12:23.099403666</dc:date>
    <dc:creator>Jeroen Minderman</dc:creator>
    <meta:editing-duration>PT6M17S</meta:editing-duration>
    <meta:editing-cycles>2</meta:editing-cycles>
    <meta:generator>LibreOffice/6.4.7.2$Linux_X86_64 LibreOffice_project/40$Build-2</meta:generator>
    <meta:document-statistic meta:object-count="63"/>
  </office:meta>
</office:document-meta>
</file>